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unded Mgen+ 1c regular1" svg:font-family="'Rounded Mgen+ 1c regular'" style:font-pitch="variable"/>
    <style:font-face style:name="Rounded Mgen+ 1c regular" svg:font-family="'Rounded Mgen+ 1c regular'" style:font-adornments="標準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0.24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9.575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666666" fo:background-color="#ffffff" style:text-align-source="fix" style:repeat-content="false" fo:border-left="none" fo:padding="0.249cm" fo:border-right="none" fo:border-top="0.06pt solid #666666" style:vertical-align="middle"/>
      <style:paragraph-properties fo:text-align="center" fo:margin-left="0cm"/>
      <style:text-properties style:font-name="Rounded Mgen+ 1c regular" style:font-name-asian="Rounded Mgen+ 1c regular1"/>
    </style:style>
    <style:style style:name="ce7" style:family="table-cell" style:parent-style-name="Default">
      <style:table-cell-properties fo:background-color="#ffffff" style:text-align-source="fix" style:repeat-content="false" fo:border="none" fo:padding="0.249cm" style:vertical-align="middle"/>
      <style:paragraph-properties fo:text-align="center" fo:margin-left="0cm"/>
      <style:text-properties style:font-name="Rounded Mgen+ 1c regular" style:font-name-asian="Rounded Mgen+ 1c regular1"/>
    </style:style>
    <style:style style:name="ce8" style:family="table-cell" style:parent-style-name="Default">
      <style:table-cell-properties fo:border-bottom="0.06pt solid #666666" fo:background-color="#ffffff" style:text-align-source="fix" style:repeat-content="false" fo:border-left="none" fo:padding="0.249cm" fo:border-right="none" fo:border-top="0.06pt solid #666666" style:vertical-align="middle"/>
      <style:paragraph-properties fo:text-align="start" fo:margin-left="0cm"/>
      <style:text-properties style:font-name="Rounded Mgen+ 1c regular" style:font-name-asian="Rounded Mgen+ 1c regular1"/>
    </style:style>
    <style:style style:name="ce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Rounded Mgen+ 1c regular" style:font-name-asian="Rounded Mgen+ 1c regular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2" table:default-cell-style-name="ce7"/>
        <table:table-column table:style-name="co4" table:default-cell-style-name="ce6"/>
        <table:table-column table:style-name="co2" table:default-cell-style-name="ce7"/>
        <table:table-column table:style-name="co5" table:default-cell-style-name="ce6"/>
        <table:table-column table:style-name="co2" table:default-cell-style-name="ce7"/>
        <table:table-column table:style-name="co6" table:default-cell-style-name="ce6"/>
        <table:table-column table:style-name="co2" table:default-cell-style-name="ce7"/>
        <table:table-column table:style-name="co7" table:default-cell-style-name="ce8"/>
        <table:table-column table:style-name="co6" table:number-columns-repeated="1013" table:default-cell-style-name="ce9"/>
        <table:table-row table:style-name="ro1">
          <table:table-cell office:value-type="string" calcext:value-type="string">
            <text:p>シーン</text:p>
          </table:table-cell>
          <table:table-cell/>
          <table:table-cell office:value-type="string" calcext:value-type="string">
            <text:p>ショット</text:p>
          </table:table-cell>
          <table:table-cell/>
          <table:table-cell office:value-type="string" calcext:value-type="string">
            <text:p>サイズ</text:p>
          </table:table-cell>
          <table:table-cell/>
          <table:table-cell office:value-type="string" calcext:value-type="string">
            <text:p>カメラワーク</text:p>
          </table:table-cell>
          <table:table-cell/>
          <table:table-cell office:value-type="string" calcext:value-type="string">
            <text:p>カメラの場所</text:p>
          </table:table-cell>
          <table:table-cell/>
          <table:table-cell office:value-type="string" calcext:value-type="string">
            <text:p>概要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ELL(&quot;row&quot;;[.C2])-1" office:value-type="float" office:value="1" calcext:value-type="float">
            <text:p>1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OL</text:p>
          </table:table-cell>
          <table:table-cell/>
          <table:table-cell office:value-type="string" calcext:value-type="string">
            <text:p>屋上</text:p>
          </table:table-cell>
          <table:table-cell/>
          <table:table-cell office:value-type="string" calcext:value-type="string">
            <text:p>ハルが段差に登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])-1" office:value-type="float" office:value="2" calcext:value-type="float">
            <text:p>2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DU</text:p>
          </table:table-cell>
          <table:table-cell table:number-columns-repeated="3"/>
          <table:table-cell office:value-type="string" calcext:value-type="string">
            <text:p>幻覚が横切る。ハルが手を握りしめる。また幻覚が横切る。この際フォーカスはハル、幻覚はぼか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])-1" office:value-type="float" office:value="3" calcext:value-type="float">
            <text:p>3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後ろからアオリでハルを写し幻覚がハルの後ろを横切る。フォーカスはハル、幻覚はぼか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])-1" office:value-type="float" office:value="4" calcext:value-type="float">
            <text:p>4</text:p>
          </table:table-cell>
          <table:table-cell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DU, FP</text:p>
          </table:table-cell>
          <table:table-cell table:number-columns-repeated="3"/>
          <table:table-cell office:value-type="string" calcext:value-type="string">
            <text:p>横から撮影。手からだんだん上に行って、顔を見せる、そこからフォーカスを変える。幻覚が映る。ハルは幻覚の方に向く。ハルは顔を戻す。驚いてない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])-1" office:value-type="float" office:value="5" calcext:value-type="float">
            <text:p>5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なにか音が聞こえる。ハルが一歩前に出て下を見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])-1" office:value-type="float" office:value="6" calcext:value-type="float">
            <text:p>6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ドリーズーム</text:p>
          </table:table-cell>
          <table:table-cell table:number-columns-repeated="3"/>
          <table:table-cell office:value-type="string" calcext:value-type="string">
            <text:p>動物を殴っているハルが見え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])-1" office:value-type="float" office:value="7" calcext:value-type="float">
            <text:p>7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DR</text:p>
          </table:table-cell>
          <table:table-cell/>
          <table:table-cell office:value-type="string" calcext:value-type="string">
            <text:p>崖下</text:p>
          </table:table-cell>
          <table:table-cell/>
          <table:table-cell office:value-type="string" calcext:value-type="string">
            <text:p>ケイが動物を殴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])-1" office:value-type="float" office:value="8" calcext:value-type="float">
            <text:p>8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ケイが動物を殴る。動物中心に見せ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])-1" office:value-type="float" office:value="9" calcext:value-type="float">
            <text:p>9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ケイの全身。動物を蹴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1])-1" office:value-type="float" office:value="10" calcext:value-type="float">
            <text:p>10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屋上</text:p>
          </table:table-cell>
          <table:table-cell/>
          <table:table-cell office:value-type="string" calcext:value-type="string">
            <text:p>ハルが見つめ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DI, PANTIL, FP</text:p>
          </table:table-cell>
          <table:table-cell/>
          <table:table-cell office:value-type="string" calcext:value-type="string">
            <text:p>崖下</text:p>
          </table:table-cell>
          <table:table-cell/>
          <table:table-cell office:value-type="string" calcext:value-type="string">
            <text:p>ケイの顔にドリーイン。からのハルの方向をピンぼけで映す。からのハルを見る。ハルにピンと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3])-1" office:value-type="float" office:value="12" calcext:value-type="float">
            <text:p>12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IX, SR</text:p>
          </table:table-cell>
          <table:table-cell/>
          <table:table-cell office:value-type="string" calcext:value-type="string">
            <text:p>屋上</text:p>
          </table:table-cell>
          <table:table-cell/>
          <table:table-cell office:value-type="string" calcext:value-type="string">
            <text:p>目をそらすハル。幻覚が見える。深呼吸す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4])-1" office:value-type="float" office:value="13" calcext:value-type="float">
            <text:p>13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ケイがこちらを向いてい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5])-1" office:value-type="float" office:value="14" calcext:value-type="float">
            <text:p>14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口元にアップしていく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6])-1" office:value-type="float" office:value="15" calcext:value-type="float">
            <text:p>15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DI, FIX</text:p>
          </table:table-cell>
          <table:table-cell table:number-columns-repeated="3"/>
          <table:table-cell office:value-type="string" calcext:value-type="string">
            <text:p>手を握りしめる。前に動いてフレームアウト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7])-1" office:value-type="float" office:value="16" calcext:value-type="float">
            <text:p>16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足がはみ出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8])-1" office:value-type="float" office:value="17" calcext:value-type="float">
            <text:p>17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DI, PANTIL</text:p>
          </table:table-cell>
          <table:table-cell/>
          <table:table-cell office:value-type="string" calcext:value-type="string">
            <text:p>崖下</text:p>
          </table:table-cell>
          <table:table-cell/>
          <table:table-cell office:value-type="string" calcext:value-type="string">
            <text:p>ケイが驚いてみてる。そのまま動かして地面に倒れたハルを写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9])-1" office:value-type="float" office:value="18" calcext:value-type="float">
            <text:p>18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ケイがうろたえている。そのまま立ち去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0])-1" office:value-type="float" office:value="19" calcext:value-type="float">
            <text:p>19</text:p>
          </table:table-cell>
          <table:table-cell/>
          <table:table-cell office:value-type="string" calcext:value-type="string">
            <text:p>LS, ESL</text:p>
          </table:table-cell>
          <table:table-cell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ドローン</text:p>
          </table:table-cell>
          <table:table-cell/>
          <table:table-cell office:value-type="string" calcext:value-type="string">
            <text:p>生き物からハルへそこから引いてとる。空撮へ。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ELL(&quot;row&quot;;[.C21])-1" office:value-type="float" office:value="20" calcext:value-type="float">
            <text:p>20</text:p>
          </table:table-cell>
          <table:table-cell/>
          <table:table-cell office:value-type="string" calcext:value-type="string">
            <text:p>ESL</text:p>
          </table:table-cell>
          <table:table-cell/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教室</text:p>
          </table:table-cell>
          <table:table-cell/>
          <table:table-cell office:value-type="string" calcext:value-type="string">
            <text:p>窓の外から対面で座る教師とハルを映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2])-1" office:value-type="float" office:value="21" calcext:value-type="float">
            <text:p>21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対面で座るハルと教師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3])-1" office:value-type="float" office:value="22" calcext:value-type="float">
            <text:p>22</text:p>
          </table:table-cell>
          <table:table-cell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同上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4])-1" office:value-type="float" office:value="23" calcext:value-type="float">
            <text:p>23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同上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5])-1" office:value-type="float" office:value="24" calcext:value-type="float">
            <text:p>24</text:p>
          </table:table-cell>
          <table:table-cell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21と全く同じ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6])-1" office:value-type="float" office:value="25" calcext:value-type="float">
            <text:p>25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22と全く同じ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7])-1" office:value-type="float" office:value="26" calcext:value-type="float">
            <text:p>26</text:p>
          </table:table-cell>
          <table:table-cell/>
          <table:table-cell office:value-type="string" calcext:value-type="string">
            <text:p>OS, LS, CU</text:p>
          </table:table-cell>
          <table:table-cell/>
          <table:table-cell office:value-type="string" calcext:value-type="string">
            <text:p>FOL, SR, DI</text:p>
          </table:table-cell>
          <table:table-cell table:number-columns-repeated="3"/>
          <table:table-cell office:value-type="string" calcext:value-type="string">
            <text:p>21と全く同じから出ていく教師を追う。出てったところで今度は回り込んでハルを映す。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ELL(&quot;row&quot;;[.C28])-1" office:value-type="float" office:value="27" calcext:value-type="float">
            <text:p>27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昇降口</text:p>
          </table:table-cell>
          <table:table-cell/>
          <table:table-cell office:value-type="string" calcext:value-type="string">
            <text:p>スマホから上の方に。顔を写していく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29])-1" office:value-type="float" office:value="28" calcext:value-type="float">
            <text:p>28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TD</text:p>
          </table:table-cell>
          <table:table-cell table:number-columns-repeated="3"/>
          <table:table-cell office:value-type="string" calcext:value-type="string">
            <text:p>昇降口の上の方から下の方に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0])-1" office:value-type="float" office:value="29" calcext:value-type="float">
            <text:p>29</text:p>
          </table:table-cell>
          <table:table-cell/>
          <table:table-cell office:value-type="string" calcext:value-type="string">
            <text:p>OS, ECU, ELS</text:p>
          </table:table-cell>
          <table:table-cell/>
          <table:table-cell office:value-type="string" calcext:value-type="string">
            <text:p>FIX, DD, DO, TU, PAN</text:p>
          </table:table-cell>
          <table:table-cell table:number-columns-repeated="3"/>
          <table:table-cell office:value-type="string" calcext:value-type="string">
            <text:p>生徒と同じ姿勢で立つ動物たち。下に移動し腕時計を映す。腕時計が進み、ハルが立ち去る。その際ハルの服は変わっている。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ELL(&quot;row&quot;;[.C31])-1" office:value-type="float" office:value="30" calcext:value-type="float">
            <text:p>30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TD</text:p>
          </table:table-cell>
          <table:table-cell/>
          <table:table-cell office:value-type="string" calcext:value-type="string">
            <text:p>自習室</text:p>
          </table:table-cell>
          <table:table-cell/>
          <table:table-cell office:value-type="string" calcext:value-type="string">
            <text:p>自習室という看板を見せドアノブを映す。ハルが来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2])-1" office:value-type="float" office:value="31" calcext:value-type="float">
            <text:p>31</text:p>
          </table:table-cell>
          <table:table-cell/>
          <table:table-cell office:value-type="string" calcext:value-type="string">
            <text:p>E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がドアノブを回して中に入っていく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3])-1" office:value-type="float" office:value="32" calcext:value-type="float">
            <text:p>32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ハルが入ってきて席の方に行く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4])-1" office:value-type="float" office:value="33" calcext:value-type="float">
            <text:p>33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ケイとハルが会う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5])-1" office:value-type="float" office:value="34" calcext:value-type="float">
            <text:p>34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TU</text:p>
          </table:table-cell>
          <table:table-cell table:number-columns-repeated="3"/>
          <table:table-cell office:value-type="string" calcext:value-type="string">
            <text:p>ケイが返答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6])-1" office:value-type="float" office:value="35" calcext:value-type="float">
            <text:p>35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7])-1" office:value-type="float" office:value="36" calcext:value-type="float">
            <text:p>36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34と同様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8])-1" office:value-type="float" office:value="37" calcext:value-type="float">
            <text:p>37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TU</text:p>
          </table:table-cell>
          <table:table-cell table:number-columns-repeated="3"/>
          <table:table-cell office:value-type="string" calcext:value-type="string">
            <text:p>漫画を投げ捨て立ち上が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39])-1" office:value-type="float" office:value="38" calcext:value-type="float">
            <text:p>38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立ち去るケイ。捕まえるハル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0])-1" office:value-type="float" office:value="39" calcext:value-type="float">
            <text:p>39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固まるハル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1])-1" office:value-type="float" office:value="40" calcext:value-type="float">
            <text:p>40</text:p>
          </table:table-cell>
          <table:table-cell/>
          <table:table-cell office:value-type="string" calcext:value-type="string">
            <text:p>MLS</text:p>
          </table:table-cell>
          <table:table-cell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42])-1" office:value-type="float" office:value="41" calcext:value-type="float">
            <text:p>41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39と同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3])-1" office:value-type="float" office:value="42" calcext:value-type="float">
            <text:p>42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ケイの顔にドリーイン。からの立ち去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4])-1" office:value-type="float" office:value="43" calcext:value-type="float">
            <text:p>43</text:p>
          </table:table-cell>
          <table:table-cell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系が立ち去る。化物が続く。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ELL(&quot;row&quot;;[.C45])-1" office:value-type="float" office:value="44" calcext:value-type="float">
            <text:p>44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O</text:p>
          </table:table-cell>
          <table:table-cell table:number-columns-repeated="3"/>
          <table:table-cell office:value-type="string" calcext:value-type="string">
            <text:p>系が漫画を読んでいる。そこにハルが来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6])-1" office:value-type="float" office:value="45" calcext:value-type="float">
            <text:p>45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系が座っているのを俯瞰で撮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7])-1" office:value-type="float" office:value="46" calcext:value-type="float">
            <text:p>46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のしゃべりアオリで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8])-1" office:value-type="float" office:value="47" calcext:value-type="float">
            <text:p>47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45と同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49])-1" office:value-type="float" office:value="48" calcext:value-type="float">
            <text:p>48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上から二人を映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0])-1" office:value-type="float" office:value="49" calcext:value-type="float">
            <text:p>49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ハルのドヤ顔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1])-1" office:value-type="float" office:value="50" calcext:value-type="float">
            <text:p>50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ハルのドヤ顔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系が反応しない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3])-1" office:value-type="float" office:value="52" calcext:value-type="float">
            <text:p>52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白けたように遠くから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4])-1" office:value-type="float" office:value="53" calcext:value-type="float">
            <text:p>53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何日も通い続ける。暗さ、窓の外の変化。漫画、服装の変化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5])-1" office:value-type="float" office:value="54" calcext:value-type="float">
            <text:p>54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が今日も声をかける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6])-1" office:value-type="float" office:value="55" calcext:value-type="float">
            <text:p>55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TU, DU, PAN</text:p>
          </table:table-cell>
          <table:table-cell table:number-columns-repeated="3"/>
          <table:table-cell office:value-type="string" calcext:value-type="string">
            <text:p>系が怒る。ハルも話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7])-1" office:value-type="float" office:value="56" calcext:value-type="float">
            <text:p>56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系が話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8])-1" office:value-type="float" office:value="57" calcext:value-type="float">
            <text:p>57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が話す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59])-1" office:value-type="float" office:value="58" calcext:value-type="float">
            <text:p>58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ケイが漫画を投げ渡すまで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0])-1" office:value-type="float" office:value="59" calcext:value-type="float">
            <text:p>59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DD</text:p>
          </table:table-cell>
          <table:table-cell table:number-columns-repeated="3"/>
          <table:table-cell office:value-type="string" calcext:value-type="string">
            <text:p>上から。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1])-1" office:value-type="float" office:value="60" calcext:value-type="float">
            <text:p>60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系の決め台詞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2])-1" office:value-type="float" office:value="61" calcext:value-type="float">
            <text:p>61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DO</text:p>
          </table:table-cell>
          <table:table-cell table:number-columns-repeated="3"/>
          <table:table-cell office:value-type="string" calcext:value-type="string">
            <text:p>並んで漫画読む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ELL(&quot;row&quot;;[.C63])-1" office:value-type="float" office:value="62" calcext:value-type="float">
            <text:p>62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並んで漫画読む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4])-1" office:value-type="float" office:value="63" calcext:value-type="float">
            <text:p>63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面白いよね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5])-1" office:value-type="float" office:value="64" calcext:value-type="float">
            <text:p>64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だろ？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6])-1" office:value-type="float" office:value="65" calcext:value-type="float">
            <text:p>65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この漫画どこで見つけた？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7])-1" office:value-type="float" office:value="66" calcext:value-type="float">
            <text:p>66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ココイチでのくだり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8])-1" office:value-type="float" office:value="67" calcext:value-type="float">
            <text:p>67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道徳てあるだろ？系にドリーイン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69])-1" office:value-type="float" office:value="68" calcext:value-type="float">
            <text:p>68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まともなやつだったんだな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0])-1" office:value-type="float" office:value="69" calcext:value-type="float">
            <text:p>69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幻覚に気づくケイ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1])-1" office:value-type="float" office:value="70" calcext:value-type="float">
            <text:p>70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DO</text:p>
          </table:table-cell>
          <table:table-cell table:number-columns-repeated="3"/>
          <table:table-cell office:value-type="string" calcext:value-type="string">
            <text:p>幻覚を指差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2])-1" office:value-type="float" office:value="71" calcext:value-type="float">
            <text:p>71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TU</text:p>
          </table:table-cell>
          <table:table-cell table:number-columns-repeated="3"/>
          <table:table-cell office:value-type="string" calcext:value-type="string">
            <text:p>スマホを取り出すハルそして見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3])-1" office:value-type="float" office:value="72" calcext:value-type="float">
            <text:p>72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DU,PAN</text:p>
          </table:table-cell>
          <table:table-cell table:number-columns-repeated="3"/>
          <table:table-cell office:value-type="string" calcext:value-type="string">
            <text:p>幻覚の紹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4])-1" office:value-type="float" office:value="73" calcext:value-type="float">
            <text:p>73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のツッコミ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5])-1" office:value-type="float" office:value="74" calcext:value-type="float">
            <text:p>74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消しゴムを取るハル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6])-1" office:value-type="float" office:value="75" calcext:value-type="float">
            <text:p>75</text:p>
          </table:table-cell>
          <table:table-cell/>
          <table:table-cell office:value-type="string" calcext:value-type="string">
            <text:p>E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シャーペンを取るケイ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7])-1" office:value-type="float" office:value="76" calcext:value-type="float">
            <text:p>76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PAN</text:p>
          </table:table-cell>
          <table:table-cell table:number-columns-repeated="3"/>
          <table:table-cell office:value-type="string" calcext:value-type="string">
            <text:p>シャーペンを突き立てるケイ、呆然とするハル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78])-1" office:value-type="float" office:value="77" calcext:value-type="float">
            <text:p>77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その後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ELL(&quot;row&quot;;[.C79])-1" office:value-type="float" office:value="78" calcext:value-type="float">
            <text:p>78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77の続きのようになるように次の日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0])-1" office:value-type="float" office:value="79" calcext:value-type="float">
            <text:p>79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ここじゃ暴れられない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ELL(&quot;row&quot;;[.C81])-1" office:value-type="float" office:value="80" calcext:value-type="float">
            <text:p>80</text:p>
          </table:table-cell>
          <table:table-cell/>
          <table:table-cell office:value-type="string" calcext:value-type="string">
            <text:p>ELS</text:p>
          </table:table-cell>
          <table:table-cell table:number-columns-repeated="5"/>
          <table:table-cell office:value-type="string" calcext:value-type="string">
            <text:p>空撮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2])-1" office:value-type="float" office:value="81" calcext:value-type="float">
            <text:p>81</text:p>
          </table:table-cell>
          <table:table-cell/>
          <table:table-cell office:value-type="string" calcext:value-type="string">
            <text:p>LS</text:p>
          </table:table-cell>
          <table:table-cell table:number-columns-repeated="5"/>
          <table:table-cell office:value-type="string" calcext:value-type="string">
            <text:p>下から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3])-1" office:value-type="float" office:value="82" calcext:value-type="float">
            <text:p>82</text:p>
          </table:table-cell>
          <table:table-cell/>
          <table:table-cell office:value-type="string" calcext:value-type="string">
            <text:p>ECU</text:p>
          </table:table-cell>
          <table:table-cell/>
          <table:table-cell office:value-type="string" calcext:value-type="string">
            <text:p>DO</text:p>
          </table:table-cell>
          <table:table-cell table:number-columns-repeated="3"/>
          <table:table-cell office:value-type="string" calcext:value-type="string">
            <text:p>大和田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4])-1" office:value-type="float" office:value="83" calcext:value-type="float">
            <text:p>83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S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85])-1" office:value-type="float" office:value="84" calcext:value-type="float">
            <text:p>84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S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86])-1" office:value-type="float" office:value="85" calcext:value-type="float">
            <text:p>85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しらけ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7])-1" office:value-type="float" office:value="86" calcext:value-type="float">
            <text:p>86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88])-1" office:value-type="float" office:value="87" calcext:value-type="float">
            <text:p>87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お前が言ったんやで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89])-1" office:value-type="float" office:value="88" calcext:value-type="float">
            <text:p>88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TU</text:p>
          </table:table-cell>
          <table:table-cell table:number-columns-repeated="3"/>
          <table:table-cell office:value-type="string" calcext:value-type="string">
            <text:p>ハル寝転びケイ暴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,10</text:p>
          </table:table-cell>
          <table:table-cell/>
          <table:table-cell table:formula="of:=CELL(&quot;row&quot;;[.C90])-1" office:value-type="float" office:value="89" calcext:value-type="float">
            <text:p>89</text:p>
          </table:table-cell>
          <table:table-cell/>
          <table:table-cell office:value-type="string" calcext:value-type="string">
            <text:p>ELS</text:p>
          </table:table-cell>
          <table:table-cell table:number-columns-repeated="5"/>
          <table:table-cell office:value-type="string" calcext:value-type="string">
            <text:p>空撮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1])-1" office:value-type="float" office:value="90" calcext:value-type="float">
            <text:p>90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SR, PAN</text:p>
          </table:table-cell>
          <table:table-cell table:number-columns-repeated="3"/>
          <table:table-cell office:value-type="string" calcext:value-type="string">
            <text:p>教師との会話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2])-1" office:value-type="float" office:value="91" calcext:value-type="float">
            <text:p>91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帰ってく二人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ELL(&quot;row&quot;;[.C93])-1" office:value-type="float" office:value="92" calcext:value-type="float">
            <text:p>92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歩くハル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4])-1" office:value-type="float" office:value="93" calcext:value-type="float">
            <text:p>93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二人で歩く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5])-1" office:value-type="float" office:value="94" calcext:value-type="float">
            <text:p>94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ソラの顔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6])-1" office:value-type="float" office:value="95" calcext:value-type="float">
            <text:p>95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ハルの顔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7])-1" office:value-type="float" office:value="96" calcext:value-type="float">
            <text:p>96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ソラの顔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8])-1" office:value-type="float" office:value="97" calcext:value-type="float">
            <text:p>97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二人で歩く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99])-1" office:value-type="float" office:value="98" calcext:value-type="float">
            <text:p>98</text:p>
          </table:table-cell>
          <table:table-cell/>
          <table:table-cell office:value-type="string" calcext:value-type="string">
            <text:p>ELS</text:p>
          </table:table-cell>
          <table:table-cell/>
          <table:table-cell office:value-type="string" calcext:value-type="string">
            <text:p>PAN</text:p>
          </table:table-cell>
          <table:table-cell table:number-columns-repeated="3"/>
          <table:table-cell office:value-type="string" calcext:value-type="string">
            <text:p>座って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0])-1" office:value-type="float" office:value="99" calcext:value-type="float">
            <text:p>99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ハルのぼふっと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1])-1" office:value-type="float" office:value="100" calcext:value-type="float">
            <text:p>100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二人正面から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2])-1" office:value-type="float" office:value="101" calcext:value-type="float">
            <text:p>101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TU, DI, PAN</text:p>
          </table:table-cell>
          <table:table-cell table:number-columns-repeated="3"/>
          <table:table-cell office:value-type="string" calcext:value-type="string">
            <text:p>アオリ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ELL(&quot;row&quot;;[.C103])-1" office:value-type="float" office:value="102" calcext:value-type="float">
            <text:p>102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4])-1" office:value-type="float" office:value="103" calcext:value-type="float">
            <text:p>103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PAN</text:p>
          </table:table-cell>
          <table:table-cell table:number-columns-repeated="3"/>
          <table:table-cell office:value-type="string" calcext:value-type="string">
            <text:p>ハル声掛け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5])-1" office:value-type="float" office:value="104" calcext:value-type="float">
            <text:p>104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二人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6])-1" office:value-type="float" office:value="105" calcext:value-type="float">
            <text:p>105</text:p>
          </table:table-cell>
          <table:table-cell/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FOL</text:p>
          </table:table-cell>
          <table:table-cell table:number-columns-repeated="3"/>
          <table:table-cell office:value-type="string" calcext:value-type="string">
            <text:p>ハル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7])-1"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空見上げ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8])-1"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その頃からだ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09])-1" office:value-type="float" office:value="108" calcext:value-type="float">
            <text:p>108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ゲラゲラ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10])-1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11])-1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12])-1"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13])-1"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ELL(&quot;row&quot;;[.C114])-1" office:value-type="float" office:value="113" calcext:value-type="float">
            <text:p>113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15])-1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ソラく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16])-1"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つね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17])-1"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B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18])-1"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なぐつていい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19])-1"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DO, PAN</text:p>
          </table:table-cell>
          <table:table-cell table:number-columns-repeated="3"/>
          <table:table-cell office:value-type="string" calcext:value-type="string">
            <text:p>どっか行くハル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ELL(&quot;row&quot;;[.C120])-1"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ソラが系に話しかけ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21])-1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3"/>
          <table:table-cell office:value-type="string" calcext:value-type="string">
            <text:p>時間立つ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22])-1"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怖くないの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23])-1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TU</text:p>
          </table:table-cell>
          <table:table-cell table:number-columns-repeated="3"/>
          <table:table-cell office:value-type="string" calcext:value-type="string">
            <text:p>こまめな戦争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24])-1"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3"/>
          <table:table-cell office:value-type="string" calcext:value-type="string">
            <text:p>強いもの？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25])-1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26])-1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27])-1"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社会かな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28])-1"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29])-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FI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CELL(&quot;row&quot;;[.C130])-1"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3"/>
          <table:table-cell office:value-type="string" calcext:value-type="string">
            <text:p>立ち去る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CELL(&quot;row&quot;;[.C131])-1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row&quot;;[.C132])-1"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row&quot;;[.C133])-1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row&quot;;[.C134])-1"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row&quot;;[.C135])-1"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row&quot;;[.C136])-1" office:value-type="float" office:value="135" calcext:value-type="float">
            <text:p>135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unded Mgen+ 1c regular1" svg:font-family="'Rounded Mgen+ 1c regular'" style:font-pitch="variable"/>
    <style:font-face style:name="Rounded Mgen+ 1c regular" svg:font-family="'Rounded Mgen+ 1c regular'" style:font-adornments="標準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00/00/00</text:date>, <text:time style:data-style-name="N2" text:time-value="16:28:55.6136668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1T13:01:30.466593293</meta:creation-date>
    <dc:date>2020-11-23T21:53:21.799935111</dc:date>
    <meta:editing-duration>PT10H48M32S</meta:editing-duration>
    <meta:editing-cycles>53</meta:editing-cycles>
    <meta:generator>LibreOffice/7.0.3.1$Linux_X86_64 LibreOffice_project/d7547858d014d4cf69878db179d326fc3483e082</meta:generator>
    <meta:document-statistic meta:table-count="1" meta:cell-count="511" meta:object-count="0"/>
  </office:meta>
</office:document-meta>
</file>